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Tabella1" style:family="table">
      <style:table-properties style:width="17cm" table:align="margins"/>
    </style:style>
    <style:style style:name="Tabella1.A" style:family="table-column">
      <style:table-column-properties style:column-width="5.667cm" style:rel-column-width="21845*"/>
    </style:style>
    <style:style style:name="Tabella1.A1" style:family="table-cell">
      <style:table-cell-properties fo:padding="0.097cm" fo:border-left="0.05pt solid #000000" fo:border-right="none" fo:border-top="0.05pt solid #000000" fo:border-bottom="none"/>
    </style:style>
    <style:style style:name="Tabella1.C1" style:family="table-cell">
      <style:table-cell-properties fo:padding="0.097cm" fo:border-left="0.05pt solid #000000" fo:border-right="0.05pt solid #000000" fo:border-top="0.05pt solid #000000" fo:border-bottom="none"/>
    </style:style>
    <style:style style:name="Tabella1.A2" style:family="table-cell">
      <style:table-cell-properties fo:padding="0.097cm" fo:border-left="0.05pt solid #000000" fo:border-right="none" fo:border-top="none" fo:border-bottom="none"/>
    </style:style>
    <style:style style:name="Tabella1.C2" style:family="table-cell">
      <style:table-cell-properties fo:padding="0.097cm" fo:border-left="0.05pt solid #000000" fo:border-right="0.05pt solid #000000" fo:border-top="none" fo:border-bottom="none"/>
    </style:style>
    <style:style style:name="Tabella1.A20" style:family="table-cell">
      <style:table-cell-properties fo:padding="0.097cm" fo:border-left="0.05pt solid #000000" fo:border-right="none" fo:border-top="none" fo:border-bottom="0.05pt solid #000000"/>
    </style:style>
    <style:style style:name="P1" style:family="paragraph" style:parent-style-name="Table_20_Contents">
      <style:paragraph-properties fo:text-align="center" style:justify-single-word="false"/>
      <style:text-properties style:font-name="Liberation Sans" fo:font-size="15pt" officeooo:rsid="0002c6fe" officeooo:paragraph-rsid="0002c6fe" style:font-size-asian="13.1000003814697pt" style:font-size-complex="15pt"/>
    </style:style>
    <style:style style:name="P2" style:family="paragraph" style:parent-style-name="Table_20_Contents">
      <style:paragraph-properties fo:text-align="center" style:justify-single-word="false"/>
      <style:text-properties style:font-name="Liberation Sans" fo:font-size="15pt" officeooo:rsid="00040d91" officeooo:paragraph-rsid="00040d91" style:font-size-asian="13.1000003814697pt" style:font-size-complex="15pt"/>
    </style:style>
    <style:style style:name="P3" style:family="paragraph" style:parent-style-name="Table_20_Contents">
      <style:paragraph-properties fo:text-align="center" style:justify-single-word="false"/>
      <style:text-properties style:font-name="Liberation Sans" fo:font-size="15pt" officeooo:rsid="0005f655" officeooo:paragraph-rsid="0005f655" style:font-size-asian="13.1000003814697pt" style:font-size-complex="15pt"/>
    </style:style>
    <style:style style:name="P4" style:family="paragraph" style:parent-style-name="Table_20_Contents">
      <style:paragraph-properties fo:text-align="center" style:justify-single-word="false"/>
      <style:text-properties style:font-name="Liberation Sans" fo:font-size="20pt" officeooo:rsid="0001eebd" officeooo:paragraph-rsid="0001eebd" style:font-size-asian="20pt" style:font-size-complex="20pt"/>
    </style:style>
    <style:style style:name="P5" style:family="paragraph" style:parent-style-name="Standard">
      <style:paragraph-properties fo:text-align="justify" style:justify-single-word="false"/>
      <style:text-properties style:font-name="Arial1" fo:font-size="15pt" officeooo:rsid="0001eebd" officeooo:paragraph-rsid="0001eebd" style:font-size-asian="15pt" style:font-size-complex="15pt"/>
    </style:style>
    <style:style style:name="P6" style:family="paragraph" style:parent-style-name="Table_20_Contents">
      <style:paragraph-properties fo:text-align="center" style:justify-single-word="false"/>
      <style:text-properties style:font-name="arial" fo:font-size="15pt" officeooo:rsid="00040d91" officeooo:paragraph-rsid="00040d91" style:font-size-asian="15pt" style:font-size-complex="15pt"/>
    </style:style>
    <style:style style:name="P7" style:family="paragraph" style:parent-style-name="Table_20_Contents">
      <style:paragraph-properties fo:text-align="center" style:justify-single-word="false"/>
      <style:text-properties style:font-name="arial" fo:font-size="15pt" officeooo:rsid="0002c6fe" officeooo:paragraph-rsid="0002c6fe" style:font-size-asian="13.1000003814697pt" style:font-size-complex="15pt"/>
    </style:style>
    <style:style style:name="P8" style:family="paragraph" style:parent-style-name="Table_20_Contents">
      <style:paragraph-properties fo:text-align="center" style:justify-single-word="false"/>
      <style:text-properties style:font-name="arial" fo:font-size="15pt" officeooo:rsid="0001eebd" officeooo:paragraph-rsid="0001eebd" style:font-size-asian="13.1000003814697pt" style:font-size-complex="15pt"/>
    </style:style>
    <style:style style:name="P9" style:family="paragraph" style:parent-style-name="Standard">
      <style:paragraph-properties fo:text-align="justify" style:justify-single-word="false"/>
      <style:text-properties style:font-name="Arial" fo:font-size="15pt" officeooo:rsid="0001eebd" officeooo:paragraph-rsid="0001eebd" style:font-size-asian="15pt" style:font-size-complex="15pt"/>
    </style:style>
    <style:style style:name="P10" style:family="paragraph" style:parent-style-name="Table_20_Contents">
      <style:paragraph-properties fo:text-align="center" style:justify-single-word="false"/>
      <style:text-properties style:font-name="Arial" fo:font-size="15pt" officeooo:rsid="0005f655" officeooo:paragraph-rsid="0005f655" style:font-size-asian="15pt" style:font-size-complex="15pt"/>
    </style:style>
    <style:style style:name="P11" style:family="paragraph" style:parent-style-name="Table_20_Contents">
      <style:paragraph-properties fo:text-align="center" style:justify-single-word="false"/>
      <style:text-properties style:font-name="Arial" fo:font-size="15pt" officeooo:rsid="00040d91" officeooo:paragraph-rsid="00040d91" style:font-size-asian="15pt" style:font-size-complex="15pt"/>
    </style:style>
    <style:style style:name="P12"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Arial1" fo:font-size="15pt" fo:font-style="normal" style:text-underline-style="none" fo:font-weight="normal" officeooo:rsid="0001eebd" officeooo:paragraph-rsid="0001eebd" style:text-blinking="false" fo:background-color="transparent" style:font-size-asian="15pt" style:font-size-complex="15pt"/>
    </style:style>
    <style:style style:name="P13" style:family="paragraph" style:parent-style-name="Table_20_Contents">
      <style:paragraph-properties fo:text-align="center" style:justify-single-word="false"/>
      <style:text-properties style:font-name="arial" fo:font-size="15pt" officeooo:rsid="0007d330" officeooo:paragraph-rsid="0007d330" style:font-size-asian="13.1000003814697pt" style:font-size-complex="15pt"/>
    </style:style>
    <style:style style:name="P14" style:family="paragraph" style:parent-style-name="Table_20_Contents">
      <style:paragraph-properties fo:text-align="center" style:justify-single-word="false"/>
      <style:text-properties style:font-name="arial" fo:font-size="15pt" officeooo:rsid="0007d330" officeooo:paragraph-rsid="0007d330" style:font-size-asian="15pt" style:font-size-complex="15pt"/>
    </style:style>
    <style:style style:name="P15" style:family="paragraph" style:parent-style-name="Table_20_Contents">
      <style:paragraph-properties fo:text-align="center" style:justify-single-word="false"/>
      <style:text-properties style:font-name="Liberation Sans" fo:font-size="15pt" officeooo:rsid="0007d330" officeooo:paragraph-rsid="0007d330" style:font-size-asian="13.1000003814697pt" style:font-size-complex="15pt"/>
    </style:style>
    <style:style style:name="P16" style:family="paragraph" style:parent-style-name="Table_20_Contents">
      <style:paragraph-properties fo:text-align="center" style:justify-single-word="false"/>
      <style:text-properties style:font-name="Arial" fo:font-size="15pt" officeooo:rsid="0007d330" officeooo:paragraph-rsid="0007d330" style:font-size-asian="15pt" style:font-size-complex="15pt"/>
    </style:style>
    <style:style style:name="P1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arial" fo:font-size="15pt" fo:font-style="normal" style:text-underline-style="none" fo:font-weight="normal" officeooo:rsid="0001eebd" officeooo:paragraph-rsid="0001eebd" style:text-blinking="false" fo:background-color="transparent" style:font-size-asian="15pt" style:font-size-complex="15pt"/>
    </style:style>
    <style:style style:name="P1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Arial1" fo:font-size="15pt" fo:font-style="normal" style:text-underline-style="none" fo:font-weight="normal" officeooo:rsid="0001eebd" officeooo:paragraph-rsid="0001eebd" style:text-blinking="false" fo:background-color="transparent" style:font-size-asian="15pt" style:font-size-complex="15pt"/>
    </style:style>
    <style:style style:name="P1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Arial" fo:font-size="15pt" fo:font-style="normal" style:text-underline-style="none" fo:font-weight="normal" officeooo:rsid="0001eebd" officeooo:paragraph-rsid="0001eebd" style:text-blinking="false" fo:background-color="transparent" style:font-size-asian="15pt" style:font-size-complex="15pt"/>
    </style:style>
    <style:style style:name="P20" style:family="paragraph" style:parent-style-name="Standard">
      <style:text-properties fo:font-size="15pt" officeooo:rsid="000117ee" officeooo:paragraph-rsid="000117ee" style:font-size-asian="13.1000003814697pt" style:font-size-complex="15pt"/>
    </style:style>
    <style:style style:name="P21" style:family="paragraph" style:parent-style-name="Standard">
      <style:paragraph-properties fo:text-align="justify" style:justify-single-word="false"/>
      <style:text-properties style:font-name="Liberation Sans" fo:font-size="15pt" officeooo:rsid="0007d330" officeooo:paragraph-rsid="0007d330" style:font-size-asian="13.1000003814697pt" style:font-size-complex="15pt"/>
    </style:style>
    <style:style style:name="P22" style:family="paragraph" style:parent-style-name="Standard">
      <style:paragraph-properties fo:text-align="justify" style:justify-single-word="false"/>
      <style:text-properties style:font-name="Liberation Sans" fo:font-size="15pt" officeooo:rsid="000a9196" officeooo:paragraph-rsid="000a9196" style:font-size-asian="13.1000003814697pt" style:font-size-complex="15pt"/>
    </style:style>
    <style:style style:name="P23" style:family="paragraph" style:parent-style-name="Standard" style:list-style-name="L1">
      <style:paragraph-properties fo:text-align="justify" style:justify-single-word="false"/>
      <style:text-properties style:font-name="Liberation Sans" fo:font-size="15pt" fo:font-style="italic" officeooo:rsid="000ac0a1" officeooo:paragraph-rsid="000ac0a1" style:font-size-asian="13.1000003814697pt" style:font-style-asian="italic" style:font-size-complex="15pt" style:font-style-complex="italic"/>
    </style:style>
    <style:style style:name="P24" style:family="paragraph" style:parent-style-name="Standard">
      <style:paragraph-properties fo:text-align="justify" style:justify-single-word="false"/>
      <style:text-properties style:font-name="Liberation Sans" fo:font-size="15pt" fo:font-style="italic" officeooo:rsid="000aebfa" officeooo:paragraph-rsid="000aebfa" style:font-size-asian="13.1000003814697pt" style:font-style-asian="italic" style:font-size-complex="15pt" style:font-style-complex="italic"/>
    </style:style>
    <style:style style:name="T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fo:font-style="normal" style:text-underline-style="none" fo:font-weight="normal" officeooo:rsid="0002c6fe" style:text-blinking="false" fo:background-color="transparent" loext:char-shading-value="0"/>
    </style:style>
    <style:style style:name="T3" style:family="text">
      <style:text-properties officeooo:rsid="0002c6fe"/>
    </style:style>
    <style:style style:name="T4" style:family="text">
      <style:text-properties officeooo:rsid="0005f655"/>
    </style:style>
    <style:style style:name="T5" style:family="text">
      <style:text-properties officeooo:rsid="0007d330"/>
    </style:style>
    <style:style style:name="T6" style:family="text">
      <style:text-properties officeooo:rsid="00094506"/>
    </style:style>
    <style:style style:name="T7" style:family="text">
      <style:text-properties officeooo:rsid="000ac0a1"/>
    </style:style>
    <style:style style:name="T8" style:family="text">
      <style:text-properties fo:font-style="normal" style:font-style-asian="normal" style:font-style-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able-column table:style-name="Tabella1.A" table:number-columns-repeated="3"/>
        <table:table-row table:style-name="TableLine94769360564176">
          <table:table-cell table:style-name="Tabella1.A1" office:value-type="string">
            <text:p text:style-name="P4">Nome criticità</text:p>
          </table:table-cell>
          <table:table-cell table:style-name="Tabella1.A1" office:value-type="string">
            <text:p text:style-name="P4">Impatto</text:p>
          </table:table-cell>
          <table:table-cell table:style-name="Tabella1.C1" office:value-type="string">
            <text:p text:style-name="P4">Difficoltà</text:p>
          </table:table-cell>
        </table:table-row>
        <table:table-row table:style-name="TableLine94769360908976">
          <table:table-cell table:style-name="Tabella1.A2" office:value-type="string">
            <text:p text:style-name="P17"><text:bookmark text:name="docs-internal-guid-c3272c55-7fff-ac0f-de6b-dd28c63580b2"/>Come utente voglio vedere a colpo d’occhio quali sono le sorgenti malevole di traffico.</text:p>
          </table:table-cell>
          <table:table-cell table:style-name="Tabella1.A2" office:value-type="string">
            <text:p text:style-name="P13">5 - Altissimo</text:p>
          </table:table-cell>
          <table:table-cell table:style-name="Tabella1.C2" office:value-type="string">
            <text:p text:style-name="P8"><text:span text:style-name="T3">5 - </text:span>Alt<text:span text:style-name="T3">issima</text:span></text:p>
          </table:table-cell>
        </table:table-row>
        <table:table-row table:style-name="TableLine94769360910144">
          <table:table-cell table:style-name="Tabella1.A2" office:value-type="string">
            <text:p text:style-name="P17"><text:bookmark text:name="docs-internal-guid-6ee8c619-7fff-6554-16ff-440e14e8a7df"/>Come utente voglio vedere subito che cosa sta succedendo nel sito.</text:p>
          </table:table-cell>
          <table:table-cell table:style-name="Tabella1.A2" office:value-type="string">
            <text:p text:style-name="P13">5 - Altissimo</text:p>
          </table:table-cell>
          <table:table-cell table:style-name="Tabella1.C2" office:value-type="string">
            <text:p text:style-name="P7">3 - Media</text:p>
          </table:table-cell>
        </table:table-row>
        <table:table-row table:style-name="TableLine94769360910960">
          <table:table-cell table:style-name="Tabella1.A2" office:value-type="string">
            <text:p text:style-name="P17"><text:bookmark text:name="docs-internal-guid-3da17540-7fff-4062-d0ad-b419556aa15e"/>Come utente voglio vedere se ci sono stati attacchi o problemi di sovraccarico senza dover esaminare il log.</text:p>
          </table:table-cell>
          <table:table-cell table:style-name="Tabella1.A2" office:value-type="string">
            <text:p text:style-name="P13">4 - Alto</text:p>
          </table:table-cell>
          <table:table-cell table:style-name="Tabella1.C2" office:value-type="string">
            <text:p text:style-name="P7">4 - Alto</text:p>
          </table:table-cell>
        </table:table-row>
        <table:table-row table:style-name="TableLine94769360911824">
          <table:table-cell table:style-name="Tabella1.A2" office:value-type="string">
            <text:p text:style-name="P18"><text:bookmark text:name="docs-internal-guid-1053d9df-7fff-fcff-47fa-6750688585b3"/>Come utente voglio vedere in un’unica schermata tutto il log corrente, per una visione generale.</text:p>
          </table:table-cell>
          <table:table-cell table:style-name="Tabella1.A2" office:value-type="string">
            <text:p text:style-name="P15">5 - Altissimo</text:p>
          </table:table-cell>
          <table:table-cell table:style-name="Tabella1.C2" office:value-type="string">
            <text:p text:style-name="P1">5 - Altissim<text:span text:style-name="T4">a</text:span></text:p>
          </table:table-cell>
        </table:table-row>
        <table:table-row table:style-name="TableLine94769360912880">
          <table:table-cell table:style-name="Tabella1.A2" office:value-type="string">
            <text:p text:style-name="P18"><text:bookmark text:name="docs-internal-guid-49e6f1a8-7fff-9172-a7a6-acabf7470b61"/>Come utente voglio definire una parola chiave per creare un filtro di ricerca testuale.</text:p>
          </table:table-cell>
          <table:table-cell table:style-name="Tabella1.A2" office:value-type="string">
            <text:p text:style-name="P15">4 - Alto</text:p>
          </table:table-cell>
          <table:table-cell table:style-name="Tabella1.C2" office:value-type="string">
            <text:p text:style-name="P1">5 - Altissima</text:p>
          </table:table-cell>
        </table:table-row>
        <table:table-row table:style-name="TableLine94769360914080">
          <table:table-cell table:style-name="Tabella1.A2" office:value-type="string">
            <text:p text:style-name="P5"><text:bookmark text:name="docs-internal-guid-c90ea298-7fff-fccd-a39f-7f1aee7a0db9"/><text:span text:style-name="T1">Come utente voglio definire un filtro complesso di ricerca usando pi</text:span><text:span text:style-name="T2">ù</text:span><text:span text:style-name="T1"> filtri singoli.</text:span></text:p>
          </table:table-cell>
          <table:table-cell table:style-name="Tabella1.A2" office:value-type="string">
            <text:p text:style-name="P15">2 - Basso</text:p>
          </table:table-cell>
          <table:table-cell table:style-name="Tabella1.C2" office:value-type="string">
            <text:p text:style-name="P1">5 - Altissima</text:p>
          </table:table-cell>
        </table:table-row>
        <table:table-row table:style-name="TableLine94769360915056">
          <table:table-cell table:style-name="Tabella1.A2" office:value-type="string">
            <text:p text:style-name="P17"><text:bookmark text:name="docs-internal-guid-26d12a2b-7fff-1290-b87b-5df4185adcff"/>Come utente voglio isolare il traffico usando un filtro per una distinzione degli accessi.</text:p>
          </table:table-cell>
          <table:table-cell table:style-name="Tabella1.A2" office:value-type="string">
            <text:p text:style-name="P14">5 - Altissimo</text:p>
          </table:table-cell>
          <table:table-cell table:style-name="Tabella1.C2" office:value-type="string">
            <text:p text:style-name="P6">5 - Altissima</text:p>
          </table:table-cell>
        </table:table-row>
        <table:table-row table:style-name="TableLine94769360916032">
          <table:table-cell table:style-name="Tabella1.A2" office:value-type="string">
            <text:p text:style-name="P17"><text:bookmark text:name="docs-internal-guid-e54c4481-7fff-cfe5-47b2-ecc69d6cb492"/>Come utente voglio definire un arco di tempo: settimanale. giornaliero, orario per vederne il traffico.</text:p>
          </table:table-cell>
          <table:table-cell table:style-name="Tabella1.A2" office:value-type="string">
            <text:p text:style-name="P6"><text:span text:style-name="T5">3 - </text:span>Medi<text:span text:style-name="T5">o</text:span></text:p>
          </table:table-cell>
          <table:table-cell table:style-name="Tabella1.C2" office:value-type="string">
            <text:p text:style-name="P6">5 - Altissima</text:p>
          </table:table-cell>
        </table:table-row>
        <text:soft-page-break/>
        <table:table-row table:style-name="TableLine94769360916928">
          <table:table-cell table:style-name="Tabella1.A2" office:value-type="string">
            <text:p text:style-name="P17"><text:bookmark text:name="docs-internal-guid-43e665b0-7fff-8410-b9da-05337cc614df"/>Come utente voglio vedere il traffico sulle varie sezioni del sito, specificandole.</text:p>
          </table:table-cell>
          <table:table-cell table:style-name="Tabella1.A2" office:value-type="string">
            <text:p text:style-name="P14">1 - Bassissimo</text:p>
          </table:table-cell>
          <table:table-cell table:style-name="Tabella1.C2" office:value-type="string">
            <text:p text:style-name="P6">4 - Alto</text:p>
          </table:table-cell>
        </table:table-row>
        <table:table-row table:style-name="TableLine94769360917904">
          <table:table-cell table:style-name="Tabella1.A2" office:value-type="string">
            <text:p text:style-name="P19"><text:bookmark text:name="docs-internal-guid-880c494b-7fff-121c-d199-6163ced7b779"/>Come utente voglio vedere la sorgente di provenienza del traffico per poterlo analizzare</text:p>
          </table:table-cell>
          <table:table-cell table:style-name="Tabella1.A2" office:value-type="string">
            <text:p text:style-name="P15">5 - Altissimo</text:p>
          </table:table-cell>
          <table:table-cell table:style-name="Tabella1.C2" office:value-type="string">
            <text:p text:style-name="P2">4 - Alto</text:p>
          </table:table-cell>
        </table:table-row>
        <table:table-row table:style-name="TableLine94769360913616">
          <table:table-cell table:style-name="Tabella1.A2" office:value-type="string">
            <text:p text:style-name="P18"><text:bookmark text:name="docs-internal-guid-85e78f7a-7fff-a207-f8db-38b0190d1a9a"/>Come utente voglio definire un’area sulla mappa per vederne il traffico.</text:p>
          </table:table-cell>
          <table:table-cell table:style-name="Tabella1.A2" office:value-type="string">
            <text:p text:style-name="P15">5 - Altissimo</text:p>
          </table:table-cell>
          <table:table-cell table:style-name="Tabella1.C2" office:value-type="string">
            <text:p text:style-name="P2">5 - Altissima</text:p>
          </table:table-cell>
        </table:table-row>
        <table:table-row table:style-name="TableLine94769360919584">
          <table:table-cell table:style-name="Tabella1.A2" office:value-type="string">
            <text:p text:style-name="P18"><text:bookmark text:name="docs-internal-guid-4a4830ae-7fff-6329-69dc-df97e4057d5d"/>Come utente voglio bloccare il traffico da un indirizzo malevole per una maggior sicurezza.</text:p>
          </table:table-cell>
          <table:table-cell table:style-name="Tabella1.A2" office:value-type="string">
            <text:p text:style-name="P15">2 - Basso</text:p>
          </table:table-cell>
          <table:table-cell table:style-name="Tabella1.C2" office:value-type="string">
            <text:p text:style-name="P2">5 - Altissima</text:p>
          </table:table-cell>
        </table:table-row>
        <table:table-row table:style-name="TableLine94769360920560">
          <table:table-cell table:style-name="Tabella1.A2" office:value-type="string">
            <text:p text:style-name="P12"><text:bookmark text:name="docs-internal-guid-940d3bd2-7fff-7417-2b1c-85886408cb07"/>Come utente voglio analizzare dati per prendere decisioni commerciali.</text:p>
          </table:table-cell>
          <table:table-cell table:style-name="Tabella1.A2" office:value-type="string">
            <text:p text:style-name="P15">5 - Altissimo</text:p>
          </table:table-cell>
          <table:table-cell table:style-name="Tabella1.C2" office:value-type="string">
            <text:p text:style-name="P2">5 - Altissima</text:p>
          </table:table-cell>
        </table:table-row>
        <table:table-row table:style-name="TableLine94769360921536">
          <table:table-cell table:style-name="Tabella1.A2" office:value-type="string">
            <text:p text:style-name="P19"><text:bookmark text:name="docs-internal-guid-0985092b-7fff-ea28-3a70-33a0dcff5664"/>Come utente voglio analizzare dati per prendere decisioni amministrative.</text:p>
          </table:table-cell>
          <table:table-cell table:style-name="Tabella1.A2" office:value-type="string">
            <text:p text:style-name="P16">1 - Bassissimo</text:p>
          </table:table-cell>
          <table:table-cell table:style-name="Tabella1.C2" office:value-type="string">
            <text:p text:style-name="P11">5 - Altiss<text:span text:style-name="T4">i</text:span>ma</text:p>
          </table:table-cell>
        </table:table-row>
        <table:table-row table:style-name="TableLine94769360922512">
          <table:table-cell table:style-name="Tabella1.A2" office:value-type="string">
            <text:p text:style-name="P19"><text:bookmark text:name="docs-internal-guid-9890174a-7fff-0899-bea9-cb245cb265c6"/>Come utente vorrei poter analizzare quotidianamente le statistiche per un’analisi temporale più dettagliata.</text:p>
          </table:table-cell>
          <table:table-cell table:style-name="Tabella1.A2" office:value-type="string">
            <text:p text:style-name="P16">4 - Alto</text:p>
          </table:table-cell>
          <table:table-cell table:style-name="Tabella1.C2" office:value-type="string">
            <text:p text:style-name="P11">5 - Altissima</text:p>
          </table:table-cell>
        </table:table-row>
        <table:table-row table:style-name="TableLine94769360923488">
          <table:table-cell table:style-name="Tabella1.A2" office:value-type="string">
            <text:p text:style-name="P19"><text:bookmark text:name="docs-internal-guid-fe14e74e-7fff-3be1-ec72-2c53546d6367"/>Come utente voglio usare la web-app anche se cambio provider del sito.</text:p>
          </table:table-cell>
          <table:table-cell table:style-name="Tabella1.A2" office:value-type="string">
            <text:p text:style-name="P16">5 - Altissimo</text:p>
          </table:table-cell>
          <table:table-cell table:style-name="Tabella1.C2" office:value-type="string">
            <text:p text:style-name="P10">3 - Media</text:p>
          </table:table-cell>
        </table:table-row>
        <table:table-row table:style-name="TableLine94769360924736">
          <table:table-cell table:style-name="Tabella1.A2" office:value-type="string">
            <text:p text:style-name="P9"><text:bookmark text:name="docs-internal-guid-f00cfa04-7fff-9d5d-6482-3cd5b3ef6229"/><text:span text:style-name="T1">Come utente voglio navigare nel log, cronologicamente, in </text:span><text:soft-page-break/><text:span text:style-name="T1">avanti e indietro.</text:span></text:p>
          </table:table-cell>
          <table:table-cell table:style-name="Tabella1.A2" office:value-type="string">
            <text:p text:style-name="P16">5 - Altissimo</text:p>
          </table:table-cell>
          <table:table-cell table:style-name="Tabella1.C2" office:value-type="string">
            <text:p text:style-name="P10">5 - Altissima</text:p>
          </table:table-cell>
        </table:table-row>
        <table:table-row table:style-name="TableLine94769360925712">
          <table:table-cell table:style-name="Tabella1.A2" office:value-type="string">
            <text:p text:style-name="P18"><text:bookmark text:name="docs-internal-guid-5d7a49ee-7fff-06b1-e5cf-f6dd2b7451b7"/>Come utente voglio inserire nel log dei marcatori e salvarli.</text:p>
          </table:table-cell>
          <table:table-cell table:style-name="Tabella1.A2" office:value-type="string">
            <text:p text:style-name="P15">3 - Medio</text:p>
          </table:table-cell>
          <table:table-cell table:style-name="Tabella1.C2" office:value-type="string">
            <text:p text:style-name="P3">5 - Altissima</text:p>
          </table:table-cell>
        </table:table-row>
        <table:table-row table:style-name="TableLine94769360926688">
          <table:table-cell table:style-name="Tabella1.A20" office:value-type="string">
            <text:p text:style-name="P18"><text:bookmark text:name="docs-internal-guid-820017ef-7fff-6588-d32e-3eb1e3a8178d"/>Come utente voglio ricevere delle mail che mi notificano in caso di attacco.</text:p>
          </table:table-cell>
          <table:table-cell table:style-name="Tabella1.A2" office:value-type="string">
            <text:p text:style-name="P15">5 - Altissimo</text:p>
          </table:table-cell>
          <table:table-cell table:style-name="Tabella1.C2" office:value-type="string">
            <text:p text:style-name="P3">5 - Altissima</text:p>
          </table:table-cell>
        </table:table-row>
      </table:table>
      <text:p text:style-name="P20"/>
      <text:p text:style-name="P21">Ci siamo riuniti ad un tavolo e per ogni user stories abbiamo iniziato a votare l’impatto e la difficoltà.</text:p>
      <text:p text:style-name="P21">Con impatto si intende la priorità che avrà sul progetto la user stories con una scala che va da 1 (ovvero bassa priorità, con un alto rischio che non venga implementata) a 5 (ovvero altissima priorità, una parte fondamentale del progetto).</text:p>
      <text:p text:style-name="P21">Mentre con difficoltà si intende la difficoltà nell’implementata la user stories del progetto con, anche qui, una scala che va da 1 (ovvero bassissima difficoltà, <text:span text:style-name="T6">il gruppo intero ritiene molto facile l’implementazione) a 5 (ovvero altissima difficoltà, il gruppo ha reputato che l'implementazione della user stories richiede conoscenze superiori da quelle già in possesso e quindi servirà un lavoro extra rispetto ad altre).</text:span></text:p>
      <text:p text:style-name="P22">L’impatto è stato votato con la scala già citata, mentre la difficoltà abbiamo usato l’applicazione Scrum Poker con la scala dei valori standard usata a lezione.</text:p>
      <text:p text:style-name="P22">All’inizio di ogni votazione si leggeva la user stories con il suo scopo, ovvero la motivazione per il quale è stata inserita nella lista, e a che livello si andava a lavorare (tipo front-end, back-end, gui, ecc…).</text:p>
      <text:p text:style-name="P22">Dopo che tutti hanno votato sia l’impatto e la difficoltà <text:span text:style-name="T7">mettevamo a confronto la votazione di tutti e tiravamo le somme per definire in maniera precisa la user stories, facendo sorgere i seguenti casi:</text:span></text:p>
      <text:list xml:id="list3881592437" text:style-name="L1">
        <text:list-item>
          <text:p text:style-name="P23">Caso valori uguali<text:span text:style-name="T8">: tutti hanno votato lo stesso impatto e la stessa difficoltà, o per lo meno i valori non sono così distanti (ad esempio tutti votano difficoltà altissima tranne uno che vota difficoltà alta). Infine abbiamo lasciato tutti un commento sulla votazione per capire se effettivamente eravamo sulla stessa linea d’onda.</text:span></text:p>
        </text:list-item>
        <text:list-item>
          <text:p text:style-name="P23">Caso valori distinti<text:span text:style-name="T8">: dalla votazione abbiamo notato che alcuni membri del gruppo ritengano facile l’implementazione della user stories mentre altri no. Stesso discorso per quanto riguarda l’impatto (casi diversi). Allora dopo la votazione abbiamo preso i casi più estremi e gli abbiamo chiesto di motivare le loro votazioni.</text:span></text:p>
        </text:list-item>
      </text:list>
      <text:p text:style-name="P24"><text:soft-page-break/><text:span text:style-name="T8">Dopo aver votato ogni singola user stories abbiamo creato il documento dei rischi e delle priorità con l’impatto e la difficoltà generale del gruppo con il seguente commento: abbiamo notato che il nostro gruppo ha individuato criticità nella fase progettuale da riferire nella gestione del back-end e che sarà uno dei focus principali.</text:span></text:p>
      <text:p text:style-name="P24"><text:span text:style-name="T8">La partita di scruble ci è sembrata molto utile per l’intero gruppo.</text:span></text:p>
      <text:p text:style-name="P24"><text:span text:style-name="T8">Grazie ad essa abbiamo capito i punti di forza e le difficoltà di ognuno di noi e, sopratutto, di chi lavora con noi.</text:span></text:p>
      <text:p text:style-name="P24"><text:span text:style-name="T8">Così facendo risulterà molto più facile definire i ruoli per il progetto e capire chi lavorerà su cosa.</text:span></text:p>
      <text:p text:style-name="P24"><text:span text:style-name="T8">Inoltre ci è sembrato utile nel capire il pensiero di ogni componente del gruppo (le idee sulle user stories e i commenti su di esse non sarebbero mai uscite nel brainstorming).</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4T14:21:31.706230147</meta:creation-date>
    <dc:date>2022-04-15T13:43:09.645117694</dc:date>
    <meta:editing-duration>PT6M37S</meta:editing-duration>
    <meta:editing-cycles>2</meta:editing-cycles>
    <meta:generator>LibreOffice/7.2.6.2$Linux_X86_64 LibreOffice_project/20$Build-2</meta:generator>
    <meta:document-statistic meta:table-count="1" meta:image-count="0" meta:object-count="0" meta:page-count="4" meta:paragraph-count="73" meta:word-count="818" meta:character-count="4871" meta:non-whitespace-character-count="4128"/>
  </office:meta>
</office:document-meta>
</file>